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424cm" fo:min-width="0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0.766cm" fo:min-width="6.612cm"/>
    </style:style>
    <style:style style:name="gr3" style:family="graphic" style:parent-style-name="standard">
      <style:graphic-properties svg:stroke-color="#333333" draw:marker-start-width="0.3cm" draw:marker-end="Circle" draw:marker-end-width="0.3cm" draw:fill-color="#000000" draw:textarea-vertical-align="middle"/>
    </style:style>
    <style:style style:name="gr4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357cm" fo:min-width="0cm"/>
    </style:style>
    <style:style style:name="gr5" style:family="graphic" style:parent-style-name="standard">
      <style:graphic-properties svg:stroke-color="#333333" draw:marker-start-width="0.3cm" draw:marker-end="Circle_20_unfilled" draw:marker-end-width="0.3cm" draw:fill-color="#000000" draw:textarea-vertical-align="middle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0.766cm" fo:min-width="3.54cm"/>
    </style:style>
    <style:style style:name="gr7" style:family="graphic" style:parent-style-name="standard">
      <style:graphic-properties draw:stroke="none" svg:stroke-color="#000000" draw:fill="solid" draw:fill-color="#fffbdb" draw:textarea-horizontal-align="left" draw:auto-grow-height="true" draw:auto-grow-width="false" fo:min-height="4.609cm" fo:min-width="0cm"/>
    </style:style>
    <style:style style:name="gr8" style:family="graphic" style:parent-style-name="standard">
      <style:graphic-properties draw:stroke="none" svg:stroke-color="#000000" draw:fill="solid" draw:fill-color="#fffbdb" draw:textarea-horizontal-align="left" draw:auto-grow-height="true" draw:auto-grow-width="false" fo:min-height="1.441cm" fo:min-width="0cm"/>
    </style:style>
    <style:style style:name="gr9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0.258cm" fo:min-width="0.77cm"/>
    </style:style>
    <style:style style:name="gr11" style:family="graphic" style:parent-style-name="standard">
      <style:graphic-properties svg:stroke-color="#333333" draw:textarea-vertical-align="middle"/>
    </style:style>
    <style:style style:name="gr12" style:family="graphic" style:parent-style-name="standard">
      <style:graphic-properties draw:stroke="none" svg:stroke-color="#000000" draw:fill="solid" draw:fill-color="#fffbdb" draw:textarea-horizontal-align="left" draw:auto-grow-height="true" draw:auto-grow-width="false" fo:min-height="2.017cm" fo:min-width="0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766cm" fo:min-width="1.532cm"/>
    </style:style>
    <style:style style:name="gr14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289cm" fo:min-width="0cm"/>
    </style:style>
    <style:style style:name="gr15" style:family="graphic" style:parent-style-name="standard">
      <style:graphic-properties draw:stroke="none" svg:stroke-color="#000000" draw:fill="solid" draw:fill-color="#fffbdb" draw:textarea-horizontal-align="left" draw:auto-grow-height="true" draw:auto-grow-width="false" fo:min-height="4.321cm" fo:min-width="0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0.258cm" fo:min-width="0.516cm"/>
    </style:style>
    <style:style style:name="gr17" style:family="graphic" style:parent-style-name="standard">
      <style:graphic-properties draw:stroke="none" svg:stroke-color="#000000" draw:fill="solid" draw:fill-color="#fffbdb" draw:textarea-horizontal-align="left" draw:auto-grow-height="true" draw:auto-grow-width="false" fo:min-height="5.253cm" fo:min-width="0cm"/>
    </style:style>
    <style:style style:name="gr18" style:family="graphic" style:parent-style-name="standard">
      <style:graphic-properties draw:stroke="none" svg:stroke-color="#000000" draw:fill="solid" draw:fill-color="#333333" draw:textarea-horizontal-align="left" draw:auto-grow-height="true" draw:auto-grow-width="true" fo:min-height="10.325cm" fo:min-width="10.848cm"/>
    </style:style>
    <style:style style:name="P1" style:family="paragraph">
      <loext:graphic-properties draw:fill="solid" draw:fill-color="#eeeeee"/>
      <style:text-properties style:font-name="Ubuntu Mono1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fo:color="#dddddd" style:font-name="Ubuntu Mono1"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eeeeee"/>
      <style:paragraph-properties fo:text-align="end"/>
      <style:text-properties fo:color="#009900" style:font-name="Ubuntu Mono1" fo:font-size="8pt" style:font-size-asian="8pt" style:font-size-complex="8pt"/>
    </style:style>
    <style:style style:name="P7" style:family="paragraph">
      <loext:graphic-properties draw:fill="solid" draw:fill-color="#eeeeee"/>
      <style:paragraph-properties fo:text-align="start"/>
      <style:text-properties fo:color="#9900ff" style:font-name="Ubuntu Mono1" fo:font-size="8pt" style:font-size-asian="8pt" style:font-size-complex="8pt"/>
    </style:style>
    <style:style style:name="P8" style:family="paragraph">
      <loext:graphic-properties draw:fill="solid" draw:fill-color="#eeeeee"/>
      <style:paragraph-properties fo:text-align="end"/>
      <style:text-properties fo:color="#9900ff" style:font-name="Ubuntu Mono1" fo:font-size="8pt" style:font-size-asian="8pt" style:font-size-complex="8pt"/>
    </style:style>
    <style:style style:name="P9" style:family="paragraph">
      <loext:graphic-properties draw:fill="solid" draw:fill-color="#eeeeee"/>
      <style:paragraph-properties fo:text-align="start"/>
      <style:text-properties fo:color="#0066ff" style:font-name="Ubuntu Mono1" fo:font-size="8pt" style:font-size-asian="8pt" style:font-size-complex="8pt"/>
    </style:style>
    <style:style style:name="P10" style:family="paragraph">
      <loext:graphic-properties draw:fill="solid" draw:fill-color="#fffbdb"/>
      <style:text-properties fo:color="#999999" style:font-name="Ubuntu Mono1" fo:font-size="8pt" fo:background-color="transparent" style:font-size-asian="8pt" style:font-size-complex="8pt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333333"/>
      <style:paragraph-properties fo:text-align="center"/>
      <style:text-properties fo:color="#cccccc" style:font-name="Ubuntu Mono1" fo:font-size="10pt" style:font-size-asian="10pt" style:font-size-complex="10pt"/>
    </style:style>
    <style:style style:name="P13" style:family="paragraph">
      <loext:graphic-properties draw:fill="solid" draw:fill-color="#333333"/>
      <style:text-properties style:font-name="Ubuntu Mono1" fo:font-size="10pt" style:font-size-asian="10pt" style:font-size-complex="10pt"/>
    </style:style>
    <style:style style:name="T1" style:family="text">
      <style:text-properties style:font-name="Ubuntu Mono1" fo:font-size="12pt" style:font-size-asian="12pt" style:font-size-complex="12pt"/>
    </style:style>
    <style:style style:name="T2" style:family="text">
      <style:text-properties fo:color="#dddddd" style:font-name="Ubuntu Mono1" fo:font-size="10pt" style:font-size-asian="10pt" style:font-size-complex="10pt"/>
    </style:style>
    <style:style style:name="T3" style:family="text">
      <style:text-properties fo:color="#009900" style:font-name="Ubuntu Mono1" fo:font-size="8pt" style:font-size-asian="8pt" style:font-size-complex="8pt"/>
    </style:style>
    <style:style style:name="T4" style:family="text">
      <style:text-properties fo:color="#9900ff" style:font-name="Ubuntu Mono1" fo:font-size="8pt" style:font-size-asian="8pt" style:font-size-complex="8pt"/>
    </style:style>
    <style:style style:name="T5" style:family="text">
      <style:text-properties fo:color="#0066ff" style:font-name="Ubuntu Mono1" fo:font-size="8pt" style:font-size-asian="8pt" style:font-size-complex="8pt"/>
    </style:style>
    <style:style style:name="T6" style:family="text">
      <style:text-properties fo:color="#999999" style:font-name="Ubuntu Mono1" fo:font-size="8pt" fo:background-color="transparent" style:font-size-asian="8pt" style:font-size-complex="8pt"/>
    </style:style>
    <style:style style:name="T7" style:family="text">
      <style:text-properties fo:color="#009900" style:font-name="Ubuntu Mono1" fo:font-size="8pt" fo:background-color="transparent" style:font-size-asian="8pt" style:font-size-complex="8pt"/>
    </style:style>
    <style:style style:name="T8" style:family="text">
      <style:text-properties fo:color="#3399ff" style:font-name="Ubuntu Mono1" fo:font-size="8pt" style:font-size-asian="8pt" style:font-size-complex="8pt"/>
    </style:style>
    <style:style style:name="T9" style:family="text">
      <style:text-properties fo:color="#000099" style:font-name="Ubuntu Mono1" fo:font-size="8pt" style:font-size-asian="8pt" style:font-size-complex="8pt"/>
    </style:style>
    <style:style style:name="T10" style:family="text">
      <style:text-properties fo:color="#cccccc" style:font-name="Ubuntu Mono1" fo:font-size="10pt" style:font-size-asian="10pt" style:font-size-complex="10pt"/>
    </style:style>
    <style:style style:name="T11" style:family="text">
      <style:text-properties style:font-name="Ubuntu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14cm" svg:height="0.674cm" svg:x="17.848cm" svg:y="6.422cm">
          <draw:text-box>
            <text:p><text:span text:style-name="T1">n</text:span></text:p>
          </draw:text-box>
        </draw:frame>
        <draw:frame draw:style-name="gr1" draw:text-style-name="P1" draw:layer="layout" svg:width="0.714cm" svg:height="0.674cm" svg:x="14.716cm" svg:y="7.604cm">
          <draw:text-box>
            <text:p><text:span text:style-name="T1">1</text:span></text:p>
          </draw:text-box>
        </draw:frame>
        <draw:frame draw:style-name="gr1" draw:text-style-name="P1" draw:layer="layout" svg:width="0.714cm" svg:height="0.674cm" svg:x="5.374cm" svg:y="6.422cm">
          <draw:text-box>
            <text:p><text:span text:style-name="T1">1</text:span></text:p>
          </draw:text-box>
        </draw:frame>
        <draw:frame draw:style-name="gr1" draw:text-style-name="P1" draw:layer="layout" svg:width="0.714cm" svg:height="0.674cm" svg:x="11.97cm" svg:y="6.422cm">
          <draw:text-box>
            <text:p><text:span text:style-name="T1">n</text:span></text:p>
          </draw:text-box>
        </draw:frame>
        <draw:custom-shape draw:style-name="gr2" draw:text-style-name="P3" xml:id="id3" draw:id="id3" draw:layer="layout" svg:width="7.112cm" svg:height="1.016cm" svg:x="2.524cm" svg:y="7.096cm">
          <text:p text:style-name="P2"><text:span text:style-name="T2">ro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032cm" svg:y1="8.112cm" svg:x2="3.032cm" svg:y2="9.636cm">
          <text:p/>
        </draw:line>
        <draw:frame draw:style-name="gr4" draw:text-style-name="P6" draw:layer="layout" svg:width="1.747cm" svg:height="0.607cm" draw:transform="rotate (1.5707963267949) translate (3.032cm 11.383cm)">
          <draw:text-box>
            <text:p text:style-name="P5"><text:span text:style-name="T3">placeIDA</text:span></text:p>
          </draw:text-box>
        </draw:frame>
        <draw:line draw:style-name="gr5" draw:text-style-name="P4" draw:layer="layout" svg:x1="4.048cm" svg:y1="8.112cm" svg:x2="4.048cm" svg:y2="9.636cm">
          <text:p/>
        </draw:line>
        <draw:frame draw:style-name="gr4" draw:text-style-name="P7" draw:layer="layout" svg:width="1.747cm" svg:height="0.607cm" draw:transform="rotate (1.5707963267949) translate (4.048cm 11.383cm)">
          <draw:text-box>
            <text:p text:style-name="P5"><text:span text:style-name="T4">latA</text:span></text:p>
          </draw:text-box>
        </draw:frame>
        <draw:line draw:style-name="gr5" draw:text-style-name="P4" draw:layer="layout" svg:x1="5.064cm" svg:y1="8.112cm" svg:x2="5.064cm" svg:y2="9.636cm">
          <text:p/>
        </draw:line>
        <draw:frame draw:style-name="gr4" draw:text-style-name="P8" draw:layer="layout" svg:width="1.747cm" svg:height="0.607cm" draw:transform="rotate (1.5707963267949) translate (5.064cm 11.383cm)">
          <draw:text-box>
            <text:p text:style-name="P5"><text:span text:style-name="T4">lngA</text:span></text:p>
          </draw:text-box>
        </draw:frame>
        <draw:line draw:style-name="gr3" draw:text-style-name="P4" draw:layer="layout" svg:x1="6.08cm" svg:y1="8.112cm" svg:x2="6.08cm" svg:y2="9.636cm">
          <text:p/>
        </draw:line>
        <draw:frame draw:style-name="gr4" draw:text-style-name="P6" draw:layer="layout" svg:width="1.747cm" svg:height="0.607cm" draw:transform="rotate (1.5707963267949) translate (6.08cm 11.383cm)">
          <draw:text-box>
            <text:p text:style-name="P5"><text:span text:style-name="T3">placeIDB</text:span></text:p>
          </draw:text-box>
        </draw:frame>
        <draw:line draw:style-name="gr5" draw:text-style-name="P4" draw:layer="layout" svg:x1="7.096cm" svg:y1="8.112cm" svg:x2="7.096cm" svg:y2="9.636cm">
          <text:p/>
        </draw:line>
        <draw:frame draw:style-name="gr4" draw:text-style-name="P7" draw:layer="layout" svg:width="1.747cm" svg:height="0.607cm" draw:transform="rotate (1.5707963267949) translate (7.096cm 11.383cm)">
          <draw:text-box>
            <text:p text:style-name="P5"><text:span text:style-name="T4">latB</text:span></text:p>
          </draw:text-box>
        </draw:frame>
        <draw:line draw:style-name="gr5" draw:text-style-name="P4" draw:layer="layout" svg:x1="8.112cm" svg:y1="8.112cm" svg:x2="8.112cm" svg:y2="9.636cm">
          <text:p/>
        </draw:line>
        <draw:frame draw:style-name="gr4" draw:text-style-name="P8" draw:layer="layout" svg:width="1.747cm" svg:height="0.607cm" draw:transform="rotate (1.5707963267949) translate (8.112cm 11.383cm)">
          <draw:text-box>
            <text:p text:style-name="P5"><text:span text:style-name="T4">lngB</text:span></text:p>
          </draw:text-box>
        </draw:frame>
        <draw:custom-shape draw:style-name="gr6" draw:text-style-name="P3" xml:id="id2" draw:id="id2" draw:layer="layout" svg:width="4.04cm" svg:height="1.016cm" svg:x="10.676cm" svg:y="7.096cm">
          <text:p text:style-name="P2"><text:span text:style-name="T2">rid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184cm" svg:y1="8.112cm" svg:x2="11.184cm" svg:y2="9.636cm">
          <text:p/>
        </draw:line>
        <draw:frame draw:style-name="gr4" draw:text-style-name="P9" draw:layer="layout" svg:width="1.747cm" svg:height="0.607cm" draw:transform="rotate (1.5707963267949) translate (11.184cm 11.383cm)">
          <draw:text-box>
            <text:p text:style-name="P5"><text:span text:style-name="T5">startDT</text:span></text:p>
          </draw:text-box>
        </draw:frame>
        <draw:frame draw:style-name="gr7" draw:text-style-name="P10" draw:layer="layout" svg:width="5.721cm" svg:height="4.859cm" svg:x="1cm" svg:y="11.889cm">
          <draw:text-box>
            <text:p><text:span text:style-name="T6">Google map uses placeID to identify unique locations; NUS, science drive 3, computing drive, etc. It has the properties lat and lng (geo coordinates) that can be pulled via Google's Places API.</text:span></text:p>
            <text:p><text:span text:style-name="T6"/></text:p>
            <text:p><text:span text:style-name="T6">However if we are to search the database for routes with shortest distance, we would need the <text:s/>coordinates in our queries.</text:span></text:p>
            <text:p><text:span text:style-name="T6"/></text:p>
            <text:p><text:span text:style-name="T6">We do not intend to integrate Google's API into PostgreSQL, hence the duplication of lat and lng into our DB.</text:span></text:p>
          </draw:text-box>
        </draw:frame>
        <draw:frame draw:style-name="gr8" draw:text-style-name="P10" draw:layer="layout" svg:width="2.54cm" svg:height="1.691cm" svg:x="5.064cm" svg:y="2.137cm">
          <draw:text-box>
            <text:p><text:span text:style-name="T6">COLOR LEGEND</text:span></text:p>
            <text:p><text:span text:style-name="T7">varchar</text:span></text:p>
            <text:p><text:span text:style-name="T4">int</text:span></text:p>
            <text:p><text:span text:style-name="T8">datetime</text:span></text:p>
            <text:p><text:span text:style-name="T9">boolean</text:span></text:p>
          </draw:text-box>
        </draw:frame>
        <draw:line draw:style-name="gr5" draw:text-style-name="P4" draw:layer="layout" svg:x1="12.2cm" svg:y1="8.112cm" svg:x2="12.2cm" svg:y2="9.636cm">
          <text:p/>
        </draw:line>
        <draw:frame draw:style-name="gr4" draw:text-style-name="P7" draw:layer="layout" svg:width="1.747cm" svg:height="0.607cm" draw:transform="rotate (1.5707963267949) translate (12.2cm 11.383cm)">
          <draw:text-box>
            <text:p text:style-name="P5"><text:span text:style-name="T4">cost</text:span></text:p>
          </draw:text-box>
        </draw:frame>
        <draw:custom-shape draw:style-name="gr9" draw:text-style-name="P11" xml:id="id4" draw:id="id4" draw:layer="layout" svg:width="0.305cm" svg:height="0.305cm" svg:x="5.928cm" svg:y="5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5" draw:id="id5" draw:layer="layout" svg:width="0.305cm" svg:height="0.305cm" svg:x="11.032cm" svg:y="8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" draw:id="id1" draw:layer="layout" svg:width="2.54cm" svg:height="1.016cm" svg:x="7.936cm" svg:y="4.556cm">
          <text:p text:style-name="P2"><text:span text:style-name="T10">Advertiz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svg:x1="10.476cm" svg:y1="5.064cm" svg:x2="12.696cm" svg:y2="7.096cm" draw:start-shape="id1" draw:start-glue-point="7" draw:end-shape="id2" svg:d="M10476 5064h2220v2032" svg:viewBox="0 0 2221 2033">
          <text:p/>
        </draw:connector>
        <draw:connector draw:style-name="gr11" draw:text-style-name="P2" draw:layer="layout" svg:x1="7.936cm" svg:y1="5.064cm" svg:x2="6.08cm" svg:y2="7.096cm" draw:start-shape="id1" draw:start-glue-point="5" draw:end-shape="id3" draw:end-glue-point="0" svg:d="M7936 5064h-1856v2032" svg:viewBox="0 0 1857 2033">
          <text:p/>
        </draw:connector>
        <draw:connector draw:style-name="gr11" draw:text-style-name="P2" draw:layer="layout" draw:line-skew="1.512cm" svg:x1="6.233cm" svg:y1="5.928cm" svg:x2="11.032cm" svg:y2="8.976cm" draw:start-shape="id4" draw:start-glue-point="10" draw:end-shape="id5" draw:end-glue-point="6" svg:d="M6233 5928h3911v3048h888" svg:viewBox="0 0 4800 3049">
          <text:p/>
        </draw:connector>
        <draw:frame draw:style-name="gr12" draw:text-style-name="P10" draw:layer="layout" svg:width="6.604cm" svg:height="2.267cm" svg:x="11.16cm" svg:y="1.781cm">
          <draw:text-box>
            <text:p><text:span text:style-name="T6">This ER is structure for defining trips available. There is no declaration of drivers/passengers. Arbitarily a user can be either one.</text:span></text:p>
            <text:p><text:span text:style-name="T6"/></text:p>
            <text:p><text:span text:style-name="T6">In this implementation our user is a constant dummy value of “admin”.</text:span></text:p>
          </draw:text-box>
        </draw:frame>
        <draw:line draw:style-name="gr3" draw:text-style-name="P4" draw:layer="layout" svg:x1="9.029cm" svg:y1="8.112cm" svg:x2="9.029cm" svg:y2="9.636cm">
          <text:p/>
        </draw:line>
        <draw:frame draw:style-name="gr4" draw:text-style-name="P6" draw:layer="layout" svg:width="1.747cm" svg:height="0.607cm" draw:transform="rotate (1.5707963267949) translate (9.029cm 11.383cm)">
          <draw:text-box>
            <text:p text:style-name="P5"><text:span text:style-name="T3">driver</text:span></text:p>
          </draw:text-box>
        </draw:frame>
        <draw:custom-shape draw:style-name="gr13" draw:text-style-name="P3" xml:id="id9" draw:id="id9" draw:layer="layout" svg:width="2.032cm" svg:height="1.016cm" svg:x="16.832cm" svg:y="7.096cm">
          <text:p text:style-name="P2"><text:span text:style-name="T2">proposal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34cm" svg:y1="8.112cm" svg:x2="17.34cm" svg:y2="9.636cm">
          <text:p/>
        </draw:line>
        <draw:frame draw:style-name="gr14" draw:text-style-name="P6" draw:layer="layout" svg:width="2.255cm" svg:height="0.539cm" draw:transform="rotate (1.5707963267949) translate (17.34cm 11.891cm)">
          <draw:text-box>
            <text:p text:style-name="P5"><text:span text:style-name="T3">passenger</text:span></text:p>
          </draw:text-box>
        </draw:frame>
        <draw:frame draw:style-name="gr15" draw:text-style-name="P10" draw:layer="layout" svg:width="5.721cm" svg:height="4.859cm" svg:x="14.208cm" svg:y="12.176cm">
          <draw:text-box>
            <text:p><text:span text:style-name="T6">Do note whilst negotiation, users can already place a proposal to book a slot.</text:span></text:p>
            <text:p><text:span text:style-name="T6"/></text:p>
            <text:p><text:span text:style-name="T6">Backing out from a non negotiable ride causes thumbs down for the passenger. Cancelling a non negotiable ride causes thumbs down for the driver</text:span></text:p>
            <text:p><text:span text:style-name="T6"/></text:p>
            <text:p><text:span text:style-name="T6">A kick = delete proposal, a ban prevents re applying proposals</text:span></text:p>
            <text:p><text:span text:style-name="T6"/></text:p>
            <text:p><text:span text:style-name="T6">0 – pending</text:span></text:p>
            <text:p><text:span text:style-name="T6">1 – accepted</text:span></text:p>
            <text:p><text:span text:style-name="T6">2 – banned</text:span></text:p>
          </draw:text-box>
        </draw:frame>
        <draw:line draw:style-name="gr5" draw:text-style-name="P4" draw:layer="layout" svg:x1="14.208cm" svg:y1="8.112cm" svg:x2="14.208cm" svg:y2="9.636cm">
          <text:p/>
        </draw:line>
        <draw:frame draw:style-name="gr4" draw:text-style-name="P7" draw:layer="layout" svg:width="1.747cm" svg:height="0.607cm" draw:transform="rotate (1.5707963267949) translate (14.208cm 11.383cm)">
          <draw:text-box>
            <text:p text:style-name="P5"><text:span text:style-name="T4">status</text:span></text:p>
          </draw:text-box>
        </draw:frame>
        <draw:custom-shape draw:style-name="gr9" draw:text-style-name="P11" xml:id="id6" draw:id="id6" draw:layer="layout" svg:width="0.305cm" svg:height="0.305cm" svg:x="12.557cm" svg:y="5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" draw:id="id7" draw:layer="layout" svg:width="0.305cm" svg:height="0.305cm" svg:x="17.182cm" svg:y="8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line-skew="0.965cm" svg:x1="12.862cm" svg:y1="5.928cm" svg:x2="17.182cm" svg:y2="8.976cm" draw:start-shape="id6" draw:start-glue-point="10" draw:end-shape="id7" draw:end-glue-point="6" svg:d="M12862 5928h3125v3048h1195" svg:viewBox="0 0 4321 3049">
          <text:p/>
        </draw:connector>
        <draw:custom-shape draw:style-name="gr16" draw:text-style-name="P12" xml:id="id8" draw:id="id8" draw:layer="layout" svg:width="2.032cm" svg:height="1.016cm" svg:x="16.832cm" svg:y="4.556cm">
          <text:p text:style-name="P2"><text:span text:style-name="T10">boo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svg:x1="17.848cm" svg:y1="5.572cm" svg:x2="17.848cm" svg:y2="7.096cm" draw:start-shape="id8" draw:start-glue-point="6" draw:end-shape="id9" draw:end-glue-point="0" svg:d="M17848 5572v1524" svg:viewBox="0 0 1 1525">
          <text:p/>
        </draw:connector>
        <draw:connector draw:style-name="gr11" draw:text-style-name="P2" draw:layer="layout" draw:line-skew="0.496cm" svg:x1="16.832cm" svg:y1="5.064cm" svg:x2="14.716cm" svg:y2="7.604cm" draw:start-shape="id8" draw:start-glue-point="5" draw:end-shape="id2" draw:end-glue-point="1" svg:d="M16832 5064h-562v2540h-1554" svg:viewBox="0 0 2117 2541">
          <text:p/>
        </draw:connector>
        <draw:frame draw:style-name="gr17" draw:text-style-name="P10" draw:layer="layout" svg:width="6.604cm" svg:height="5.503cm" svg:x="7.096cm" svg:y="11.753cm">
          <draw:text-box>
            <text:p><text:span text:style-name="T6">Status Codes (RIDE):</text:span></text:p>
            <text:p><text:span text:style-name="T6">0: in negotiation</text:span></text:p>
            <text:p><text:span text:style-name="T6">1: confirmed</text:span></text:p>
            <text:p><text:span text:style-name="T6">2: completed</text:span></text:p>
            <text:p><text:span text:style-name="T6"/></text:p>
            <text:p><text:span text:style-name="T6">Code 2 means the ride is executed. Current date time &gt;= startDT. (IRL scenario is to track trip progress... but we're not doing that, we assume the trip completed the moment it starts)</text:span></text:p>
            <text:p><text:span text:style-name="T6"/></text:p>
            <text:p><text:span text:style-name="T6">Setting code to 1 ends negotiation, values are locked in, left for driver to accept proposals, passengers to send proposals till date is due.</text:span></text:p>
          </draw:text-box>
        </draw:frame>
        <draw:line draw:style-name="gr5" draw:text-style-name="P4" draw:layer="layout" svg:x1="13.192cm" svg:y1="8.112cm" svg:x2="13.192cm" svg:y2="9.636cm">
          <text:p/>
        </draw:line>
        <draw:frame draw:style-name="gr4" draw:text-style-name="P7" draw:layer="layout" svg:width="1.747cm" svg:height="0.607cm" draw:transform="rotate (1.5707963267949) translate (13.192cm 11.383cm)">
          <draw:text-box>
            <text:p text:style-name="P5"><text:span text:style-name="T4">capacity</text:span></text:p>
          </draw:text-box>
        </draw:frame>
        <draw:frame draw:style-name="gr18" draw:text-style-name="P13" draw:layer="layout" svg:width="11.348cm" svg:height="11.287cm" svg:x="4.892cm" svg:y="17.653cm">
          <draw:text-box>
            <text:p><text:span text:style-name="T11">CREATE TABLE ROUTE (</text:span></text:p>
            <text:p><text:span text:style-name="T11"><text:s text:c="2"/></text:span><text:span text:style-name="T11">placeIDA <text:s text:c="3"/>varchar(28),</text:span></text:p>
            <text:p><text:span text:style-name="T11"><text:s text:c="2"/></text:span><text:span text:style-name="T11">placeIDB <text:s text:c="3"/>varchar(28),</text:span></text:p>
            <text:p><text:span text:style-name="T11"><text:s text:c="2"/></text:span><text:span text:style-name="T11">latA <text:s text:c="7"/>number <text:s text:c="6"/>NOT NULL,</text:span></text:p>
            <text:p><text:span text:style-name="T11"><text:s text:c="2"/></text:span><text:span text:style-name="T11">lngA <text:s text:c="7"/>number <text:s text:c="6"/>NOT NULL,</text:span></text:p>
            <text:p><text:span text:style-name="T11"><text:s text:c="2"/></text:span><text:span text:style-name="T11">latB <text:s text:c="7"/>number <text:s text:c="6"/>NOT NULL,</text:span></text:p>
            <text:p><text:span text:style-name="T11"><text:s text:c="2"/></text:span><text:span text:style-name="T11">lngB <text:s text:c="7"/>number <text:s text:c="6"/>NOT NULL,</text:span></text:p>
            <text:p><text:span text:style-name="T11"><text:s text:c="2"/></text:span><text:span text:style-name="T11">driver <text:s text:c="5"/>varchar(128) REFERENCES(USERS.email),</text:span></text:p>
            <text:p><text:span text:style-name="T11"><text:s text:c="2"/></text:span><text:span text:style-name="T11">PRIMARY KEY(placeIDA, placeIDB, driver)</text:span></text:p>
            <text:p><text:span text:style-name="T11">);</text:span></text:p>
            <text:p><text:span text:style-name="T11"/></text:p>
            <text:p><text:span text:style-name="T11">CREATE TABLE RIDE (</text:span></text:p>
            <text:p><text:span text:style-name="T11"><text:s text:c="2"/></text:span><text:span text:style-name="T11">startDT <text:s text:c="4"/>timestamp,</text:span></text:p>
            <text:p><text:span text:style-name="T11"><text:s text:c="2"/></text:span><text:span text:style-name="T11">cost <text:s text:c="7"/>decimal <text:s text:c="5"/>NOT NULL CHECK(cost &gt; 0),</text:span></text:p>
            <text:p><text:span text:style-name="T11"><text:s text:c="2"/></text:span><text:span text:style-name="T11">capacity <text:s text:c="3"/>smallint <text:s text:c="4"/>NOT NULL CHECK(capacity &gt; 0),</text:span></text:p>
            <text:p><text:span text:style-name="T11"><text:s text:c="2"/></text:span><text:span text:style-name="T11">status <text:s text:c="5"/>smallint <text:s text:c="4"/>NOT NULL CHECK(status in (0,1,2)),</text:span></text:p>
            <text:p><text:span text:style-name="T11"><text:s text:c="2"/></text:span><text:span text:style-name="T11">placeIDA <text:s text:c="3"/>varchar(28) <text:s/>REFERENCES(ROUTE.placeIDA),</text:span></text:p>
            <text:p><text:span text:style-name="T11"><text:s text:c="2"/></text:span><text:span text:style-name="T11">placeIDB <text:s text:c="3"/>varchar(28) <text:s/>REFERENCES(ROUTE.placeIDB),</text:span></text:p>
            <text:p><text:span text:style-name="T11"><text:s text:c="2"/></text:span><text:span text:style-name="T11">driver <text:s text:c="5"/>varchar(128) REFERENCES(ROUTE.driver),</text:span></text:p>
            <text:p><text:span text:style-name="T11"><text:s text:c="2"/></text:span><text:span text:style-name="T11">PRIMARY KEY(startDT, placeIDA, placeIDB, driver)</text:span></text:p>
            <text:p><text:span text:style-name="T11">);</text:span></text:p>
            <text:p><text:span text:style-name="T11">CREATE TABLE PROPOSAL (</text:span></text:p>
            <text:p><text:span text:style-name="T11"><text:s text:c="2"/></text:span><text:span text:style-name="T11">passenger <text:s text:c="2"/>varchar(128) REFERENCES(USERS.email),</text:span></text:p>
            <text:p><text:span text:style-name="T11"><text:s text:c="2"/></text:span><text:span text:style-name="T11">status <text:s text:c="5"/>smallint <text:s text:c="4"/>NOT NULL CHECK(status in (0,1,2)),</text:span></text:p>
            <text:p><text:span text:style-name="T11"><text:s text:c="2"/></text:span><text:span text:style-name="T11">startDT <text:s text:c="4"/>timestamp <text:s text:c="3"/>REFERENCES(RIDE.startDT),</text:span></text:p>
            <text:p><text:span text:style-name="T11"><text:s text:c="2"/></text:span><text:span text:style-name="T11">placeIDA <text:s text:c="3"/>varchar(28) <text:s/>REFERENCES(RIDE.placeIDA),</text:span></text:p>
            <text:p><text:span text:style-name="T11"><text:s text:c="2"/></text:span><text:span text:style-name="T11">placeIDB <text:s text:c="3"/>varchar(28) <text:s/>REFERENCES(RIDE.placeIDB),</text:span></text:p>
            <text:p><text:span text:style-name="T11"><text:s text:c="2"/></text:span><text:span text:style-name="T11">driver <text:s text:c="5"/>varchar(128) REFERENCES(RIDE.driver),</text:span></text:p>
            <text:p><text:span text:style-name="T11"><text:s text:c="2"/></text:span><text:span text:style-name="T11">PRIMARY KEY(passenger, startDT, placeIDA, placeIDB, driver)</text:span></text:p>
            <text:p><text:span text:style-name="T11">);</text:span></text:p>
            <text:p><text:span text:style-name="T11"><text:s text:c="2"/></text:span></text:p>
          </draw:text-box>
        </draw:frame>
        <draw:line draw:style-name="gr5" draw:text-style-name="P4" draw:layer="layout" svg:x1="18.272cm" svg:y1="8.112cm" svg:x2="18.272cm" svg:y2="9.636cm">
          <text:p/>
        </draw:line>
        <draw:frame draw:style-name="gr4" draw:text-style-name="P7" draw:layer="layout" svg:width="1.747cm" svg:height="0.607cm" draw:transform="rotate (1.5707963267949) translate (18.272cm 11.383cm)">
          <draw:text-box>
            <text:p text:style-name="P5"><text:span text:style-name="T4">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06:32.816988268</meta:creation-date>
    <dc:date>2016-02-27T22:18:57.954649644</dc:date>
    <meta:editing-duration>PT14M41S</meta:editing-duration>
    <meta:editing-cycles>3</meta:editing-cycles>
    <meta:generator>LibreOffice/5.0.5.2$Linux_X86_64 LibreOffice_project/00m0$Build-2</meta:generator>
    <meta:document-statistic meta:object-count="51"/>
  </office:meta>
</office:document-meta>
</file>